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The Author</text:p>
      <text:p text:style-name="Text_20_body">This is some text before a section. It shouldn’t be indented.</text:p>
      <text:h text:style-name="Heading_20_1" text:outline-level="1"><text:bookmark-start text:name="id___h1_1"/>This is a section<text:bookmark-end text:name="id___h1_1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This is a bullet list:</text:p>
      <text:list text:style-name="L1">
        <text:list-item>
          <text:p text:style-name="P1">This is the first paragraph of the first item.</text:p>
          <text:p text:style-name="P1">And the second paragraph of the first item.</text:p>
        </text:list-item>
        <text:list-item>
          <text:p text:style-name="P1">The second item only has one paragraph.</text:p>
        </text:list-item>
      </text:list>
      <text:p text:style-name="First_20_paragraph">This is a numbered list:</text:p>
      <text:list text:style-name="L2">
        <text:list-item>
          <text:p text:style-name="P2">This is the first paragraph of the first item.</text:p>
          <text:p text:style-name="P2">And the second paragraph of the first item.</text:p>
        </text:list-item>
        <text:list-item>
          <text:p text:style-name="P2">The second item only has one paragraph.</text:p>
        </text:list-item>
      </text:list>
      <text:p text:style-name="First_20_paragraph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id___h2_1"/>Subsection<text:bookmark-end text:name="id___h2_1"/></text:h>
      <text:p text:style-name="First_20_paragraph">Test text test text test text.</text:p>
      <text:p text:style-name="P3">This is a quote block. It should be indented slightly and shouldn’t contain a line break.</text:p>
      <text:p text:style-name="P3">This is a second paragraph in the same quote bloc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>The Title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docversion" meta:value-type="string">reproducible</meta:user-defined>
    <meta:user-defined meta:name="finished" meta:value-type="string">True</meta:user-defined>
    <meta:user-defined meta:name="identifier" meta:value-type="string"/>
    <meta:user-defined meta:name="notes" meta:value-type="string">foo</meta:user-defined>
    <meta:user-defined meta:name="poetry-lines" meta:value-type="string">8</meta:user-defined>
    <meta:user-defined meta:name="publications" meta:value-type="string"/>
    <meta:user-defined meta:name="source-md5" meta:value-type="string">2518a18c39cbd5e88b46c164d163e14a</meta:user-defined>
    <meta:user-defined meta:name="wordcount" meta:value-type="string">286</meta:user-defined>
  </office:meta>
</office:document-meta>
</file>